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Hyperlink" style:data-style-name="N0">
      <style:table-cell-properties fo:background-color="#FFFF00"/>
      <style:text-properties fo:color="#0563C1" style:text-underline-style="solid" style:text-underline-type="single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Hyperlink" style:data-style-name="N0">
      <style:text-properties fo:color="#0563C1" style:text-underline-style="solid" style:text-underline-type="single"/>
    </style:style>
    <style:style style:name="ce7" style:family="table-cell" style:parent-style-name="Default" style:data-style-name="N2"/>
    <style:style style:name="ce8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1.83444444444444cm"/>
    </style:style>
    <style:style style:name="co2" style:family="table-column">
      <style:table-column-properties fo:break-before="auto" style:column-width="2.99861111111111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mary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1/ H -&gt; invi:</text:p>
          </table:table-cell>
          <table:table-cell table:number-columns-repeated="16383" table:style-name="ce1"/>
        </table:table-row>
        <table:table-row table:style-name="ro1">
          <table:table-cell table:style-name="ce3"/>
          <table:table-cell office:value-type="string" table:style-name="ce3">
            <text:p>HIG 16-016</text:p>
          </table:table-cell>
          <table:table-cell office:value-type="string" table:style-name="ce4">
            <text:p><text:a xlink:href="http://cms-results.web.cern.ch/cms-results/public-results/publications/HIG-16-016/index.html#Figure_012">Figure 12</text:a></text:p>
          </table:table-cell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2/ ttH</text:p>
          </table:table-cell>
          <table:table-cell table:number-columns-repeated="16383" table:style-name="ce1"/>
        </table:table-row>
        <table:table-row table:style-name="ro1">
          <table:table-cell table:style-name="ce5"/>
          <table:table-cell office:value-type="string" table:style-name="ce5">
            <text:p>HIG 17-018</text:p>
          </table:table-cell>
          <table:table-cell table:number-columns-repeated="3" table:style-name="ce5"/>
          <table:table-cell office:value-type="string" table:style-name="ce5">
            <text:p>central</text:p>
          </table:table-cell>
          <table:table-cell office:value-type="string" table:style-name="ce5">
            <text:p>+</text:p>
          </table:table-cell>
          <table:table-cell office:value-type="string" table:style-name="ce5">
            <text:p>-</text:p>
          </table:table-cell>
          <table:table-cell table:number-columns-repeated="16376" table:style-name="ce5"/>
        </table:table-row>
        <table:table-row table:style-name="ro1">
          <table:table-cell table:number-columns-repeated="2" table:style-name="ce1"/>
          <table:table-cell office:value-type="string" table:style-name="ce6">
            <text:p><text:a xlink:href="http://cms-results.web.cern.ch/cms-results/public-results/publications/HIG-17-018/index.html#Figure-aux_002">Additional Figure 2</text:a></text:p>
          </table:table-cell>
          <table:table-cell table:style-name="ce1"/>
          <table:table-cell office:value-type="string" table:style-name="ce1">
            <text:p>HVV</text:p>
          </table:table-cell>
          <table:table-cell office:value-type="float" office:value="1.69" table:style-name="ce1">
            <text:p>1.69</text:p>
          </table:table-cell>
          <table:table-cell office:value-type="float" office:value="0.68" table:style-name="ce1">
            <text:p>0.68</text:p>
          </table:table-cell>
          <table:table-cell office:value-type="float" office:value="0.61" table:style-name="ce1">
            <text:p>0.61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36 fb-1</text:p>
          </table:table-cell>
          <table:table-cell table:style-name="ce1"/>
          <table:table-cell office:value-type="string" table:style-name="ce1">
            <text:p>Htautau</text:p>
          </table:table-cell>
          <table:table-cell office:value-type="float" office:value="0.15" table:style-name="ce1">
            <text:p>0.15</text:p>
          </table:table-cell>
          <table:table-cell office:value-type="float" office:value="1.07" table:style-name="ce1">
            <text:p>1.07</text:p>
          </table:table-cell>
          <table:table-cell office:value-type="float" office:value="0.91" table:style-name="ce1">
            <text:p>0.91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Combined</text:p>
          </table:table-cell>
          <table:table-cell office:value-type="float" office:value="1.23" table:style-name="ce1">
            <text:p>1.23</text:p>
          </table:table-cell>
          <table:table-cell office:value-type="float" office:value="0.45" table:style-name="ce1">
            <text:p>0.45</text:p>
          </table:table-cell>
          <table:table-cell office:value-type="float" office:value="0.43" table:style-name="ce1">
            <text:p>0.43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3"/>
          <table:table-cell office:value-type="string" table:style-name="ce4">
            <text:p><text:a xlink:href="http://cms-results.web.cern.ch/cms-results/public-results/publications/HIG-17-018/index.html#Figure_006">Figure 6</text:a></text:p>
          </table:table-cell>
          <table:table-cell table:style-name="ce3"/>
          <table:table-cell office:value-type="string" table:style-name="ce3">
            <text:p>1l 2tau</text:p>
          </table:table-cell>
          <table:table-cell office:value-type="float" office:value="-1.52" table:style-name="ce3">
            <text:p>-1.52</text:p>
          </table:table-cell>
          <table:table-cell office:value-type="float" office:value="1.76" table:style-name="ce3">
            <text:p>1.76</text:p>
          </table:table-cell>
          <table:table-cell office:value-type="float" office:value="1.72" table:style-name="ce3">
            <text:p>1.72</text:p>
          </table:table-cell>
          <table:table-cell table:style-name="ce3"/>
          <table:table-cell office:value-type="string" table:style-name="ce4">
            <text:p><text:a xlink:href="http://cms-results.web.cern.ch/cms-results/public-results/publications/HIG-17-018/index.html#Figure-aux_001">Do we use this data, and which one? So that I can measure the Additional Figure 1 for decay mode efficiencies.</text:a></text:p>
          </table:table-cell>
          <table:table-cell table:number-columns-repeated="16374" table:style-name="ce3"/>
        </table:table-row>
        <table:table-row table:style-name="ro1">
          <table:table-cell table:number-columns-repeated="4" table:style-name="ce1"/>
          <table:table-cell office:value-type="string" table:style-name="ce1">
            <text:p>2l 0tau</text:p>
          </table:table-cell>
          <table:table-cell office:value-type="float" office:value="1.61" table:style-name="ce1">
            <text:p>1.61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0.51" table:style-name="ce1">
            <text:p>0.51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2l 1tau</text:p>
          </table:table-cell>
          <table:table-cell office:value-type="float" office:value="0.94" table:style-name="ce1">
            <text:p>0.94</text:p>
          </table:table-cell>
          <table:table-cell office:value-type="float" office:value="0.8" table:style-name="ce1">
            <text:p>0.8</text:p>
          </table:table-cell>
          <table:table-cell office:value-type="float" office:value="0.67" table:style-name="ce1">
            <text:p>0.67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3l</text:p>
          </table:table-cell>
          <table:table-cell office:value-type="float" office:value="0.82" table:style-name="ce1">
            <text:p>0.82</text:p>
          </table:table-cell>
          <table:table-cell office:value-type="float" office:value="0.77" table:style-name="ce1">
            <text:p>0.77</text:p>
          </table:table-cell>
          <table:table-cell office:value-type="float" office:value="0.71" table:style-name="ce1">
            <text:p>0.71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4l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2.29" table:style-name="ce1">
            <text:p>2.29</text:p>
          </table:table-cell>
          <table:table-cell office:value-type="float" office:value="1.57" table:style-name="ce1">
            <text:p>1.57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IG 17 - 022</text:p>
          </table:table-cell>
          <table:table-cell table:number-columns-repeated="16382" table:style-name="ce1"/>
        </table:table-row>
        <table:table-row table:style-name="ro1">
          <table:table-cell table:style-name="ce3"/>
          <table:table-cell table:style-name="ce3"/>
          <table:table-cell office:value-type="string" table:style-name="ce4">
            <text:p><text:a xlink:href="http://cms-results.web.cern.ch/cms-results/public-results/publications/HIG-17-022/index.html#Figure_007-a">Figure 7-a</text:a></text:p>
          </table:table-cell>
          <table:table-cell table:style-name="ce3"/>
          <table:table-cell office:value-type="string" table:style-name="ce3">
            <text:p>7j 3b</text:p>
          </table:table-cell>
          <table:table-cell office:value-type="float" office:value="1.6" table:style-name="ce3">
            <text:p>1.6</text:p>
          </table:table-cell>
          <table:table-cell office:value-type="float" office:value="9.6" table:style-name="ce3">
            <text:p>9.6</text:p>
          </table:table-cell>
          <table:table-cell office:value-type="float" office:value="12" table:style-name="ce3">
            <text:p>12</text:p>
          </table:table-cell>
          <table:table-cell table:style-name="ce3"/>
          <table:table-cell office:value-type="string" table:style-name="ce3">
            <text:p>Do we use this data?</text:p>
          </table:table-cell>
          <table:table-cell table:number-columns-repeated="16374" table:style-name="ce3"/>
        </table:table-row>
        <table:table-row table:style-name="ro1">
          <table:table-cell/>
          <table:table-cell table:style-name="ce1"/>
          <table:table-cell office:value-type="string" table:style-name="ce1">
            <text:p>36 fb-1</text:p>
          </table:table-cell>
          <table:table-cell table:style-name="ce1"/>
          <table:table-cell office:value-type="string" table:style-name="ce1">
            <text:p>8j 3b</text:p>
          </table:table-cell>
          <table:table-cell office:value-type="float" office:value="1.2" table:style-name="ce1">
            <text:p>1.2</text:p>
          </table:table-cell>
          <table:table-cell office:value-type="float" office:value="5.9" table:style-name="ce1">
            <text:p>5.9</text:p>
          </table:table-cell>
          <table:table-cell office:value-type="float" office:value="6.4" table:style-name="ce1">
            <text:p>6.4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&gt;=9j 3b</text:p>
          </table:table-cell>
          <table:table-cell office:value-type="float" office:value="-3.5" table:style-name="ce1">
            <text:p>-3.5</text:p>
          </table:table-cell>
          <table:table-cell office:value-type="float" office:value="5.9" table:style-name="ce1">
            <text:p>5.9</text:p>
          </table:table-cell>
          <table:table-cell office:value-type="float" office:value="6.5" table:style-name="ce1">
            <text:p>6.5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7j &gt;=4b</text:p>
          </table:table-cell>
          <table:table-cell office:value-type="float" office:value="5.4" table:style-name="ce1">
            <text:p>5.4</text:p>
          </table:table-cell>
          <table:table-cell office:value-type="float" office:value="2.9" table:style-name="ce1">
            <text:p>2.9</text:p>
          </table:table-cell>
          <table:table-cell office:value-type="float" office:value="2.7" table:style-name="ce1">
            <text:p>2.7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8j &gt;=4b</text:p>
          </table:table-cell>
          <table:table-cell office:value-type="float" office:value="-0.2" table:style-name="ce1">
            <text:p>-0.2</text:p>
          </table:table-cell>
          <table:table-cell office:value-type="float" office:value="2.8" table:style-name="ce1">
            <text:p>2.8</text:p>
          </table:table-cell>
          <table:table-cell office:value-type="float" office:value="3" table:style-name="ce1">
            <text:p>3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&gt;=9j &gt;=4b</text:p>
          </table:table-cell>
          <table:table-cell office:value-type="float" office:value="-0.4" table:style-name="ce1">
            <text:p>-0.4</text:p>
          </table:table-cell>
          <table:table-cell office:value-type="float" office:value="2.1" table:style-name="ce1">
            <text:p>2.1</text:p>
          </table:table-cell>
          <table:table-cell office:value-type="float" office:value="2.2000000000000002" table:style-name="ce1">
            <text:p>2.2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3b cats</text:p>
          </table:table-cell>
          <table:table-cell office:value-type="float" office:value="-1.7" table:style-name="ce1">
            <text:p>-1.7</text:p>
          </table:table-cell>
          <table:table-cell office:value-type="float" office:value="5.2" table:style-name="ce1">
            <text:p>5.2</text:p>
          </table:table-cell>
          <table:table-cell office:value-type="float" office:value="5.4" table:style-name="ce1">
            <text:p>5.4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4b cats</text:p>
          </table:table-cell>
          <table:table-cell office:value-type="float" office:value="1.5" table:style-name="ce1">
            <text:p>1.5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Combined</text:p>
          </table:table-cell>
          <table:table-cell office:value-type="float" office:value="0.9" table:style-name="ce1">
            <text:p>0.9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3">
            <text:p>HIG 17-35</text:p>
          </table:table-cell>
          <table:table-cell office:value-type="string" table:style-name="ce4">
            <text:p><text:a xlink:href="http://cms-results.web.cern.ch/cms-results/public-results/publications/HIG-17-035/index.html#Figure_001">Figure 1</text:a></text:p>
          </table:table-cell>
          <table:table-cell table:number-columns-repeated="6" table:style-name="ce3"/>
          <table:table-cell office:value-type="string" table:style-name="ce3">
            <text:p>Do we need Fig. 2?</text:p>
          </table:table-cell>
          <table:table-cell table:number-columns-repeated="16374" table:style-name="ce3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WW</text:p>
          </table:table-cell>
          <table:table-cell office:value-type="float" office:value="1.97" table:style-name="ce1">
            <text:p>1.97</text:p>
          </table:table-cell>
          <table:table-cell office:value-type="float" office:value="0.71" table:style-name="ce1">
            <text:p>0.71</text:p>
          </table:table-cell>
          <table:table-cell office:value-type="float" office:value="0.64" table:style-name="ce1">
            <text:p>0.64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ZZ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gaga</text:p>
          </table:table-cell>
          <table:table-cell office:value-type="float" office:value="2.27" table:style-name="ce1">
            <text:p>2.27</text:p>
          </table:table-cell>
          <table:table-cell office:value-type="float" office:value="0.86" table:style-name="ce1">
            <text:p>0.86</text:p>
          </table:table-cell>
          <table:table-cell office:value-type="float" office:value="0.74" table:style-name="ce1">
            <text:p>0.74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tautau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96" table:style-name="ce1">
            <text:p>0.96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bb</text:p>
          </table:table-cell>
          <table:table-cell office:value-type="float" office:value="0.82" table:style-name="ce1">
            <text:p>0.82</text:p>
          </table:table-cell>
          <table:table-cell office:value-type="float" office:value="0.44" table:style-name="ce1">
            <text:p>0.44</text:p>
          </table:table-cell>
          <table:table-cell office:value-type="float" office:value="0.42" table:style-name="ce1">
            <text:p>0.42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Combined ttH</text:p>
          </table:table-cell>
          <table:table-cell office:value-type="float" office:value="1.26" table:style-name="ce1">
            <text:p>1.26</text:p>
          </table:table-cell>
          <table:table-cell office:value-type="float" office:value="0.31" table:style-name="ce1">
            <text:p>0.31</text:p>
          </table:table-cell>
          <table:table-cell office:value-type="float" office:value="0.26" table:style-name="ce1">
            <text:p>0.26</text:p>
          </table:table-cell>
          <table:table-cell table:number-columns-repeated="16376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3/ H -&gt; tautau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style-name="ce2"/>
          <table:table-cell office:value-type="string" table:style-name="ce1">
            <text:p>HIG 16-043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3"/>
          <table:table-cell office:value-type="string" table:style-name="ce4">
            <text:p><text:a xlink:href="http://cms-results.web.cern.ch/cms-results/public-results/publications/HIG-16-043/index.html#Figure_021-b">Figure 21-b: </text:a></text:p>
          </table:table-cell>
          <table:table-cell table:style-name="ce3"/>
          <table:table-cell office:value-type="string" table:style-name="ce3">
            <text:p>tautau</text:p>
          </table:table-cell>
          <table:table-cell office:value-type="float" office:value="1.36" table:style-name="ce3">
            <text:p>1.36</text:p>
          </table:table-cell>
          <table:table-cell office:value-type="float" office:value="0.4" table:style-name="ce3">
            <text:p>0.4</text:p>
          </table:table-cell>
          <table:table-cell office:value-type="float" office:value="0.35" table:style-name="ce3">
            <text:p>0.35</text:p>
          </table:table-cell>
          <table:table-cell table:style-name="ce3"/>
          <table:table-cell office:value-type="string" table:style-name="ce3">
            <text:p>Do we use this data?</text:p>
          </table:table-cell>
          <table:table-cell table:number-columns-repeated="16374" table:style-name="ce3"/>
        </table:table-row>
        <table:table-row table:style-name="ro1">
          <table:table-cell table:number-columns-repeated="4" table:style-name="ce1"/>
          <table:table-cell office:value-type="string" table:style-name="ce1">
            <text:p>mutau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0.44" table:style-name="ce1">
            <text:p>0.44</text:p>
          </table:table-cell>
          <table:table-cell office:value-type="float" office:value="0.42" table:style-name="ce1">
            <text:p>0.42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etau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0.6" table:style-name="ce1">
            <text:p>0.6</text:p>
          </table:table-cell>
          <table:table-cell office:value-type="float" office:value="0.57999999999999996" table:style-name="ce1">
            <text:p>0.58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emu</text:p>
          </table:table-cell>
          <table:table-cell office:value-type="float" office:value="0.68" table:style-name="ce1">
            <text:p>0.68</text:p>
          </table:table-cell>
          <table:table-cell office:value-type="float" office:value="0.69" table:style-name="ce1">
            <text:p>0.69</text:p>
          </table:table-cell>
          <table:table-cell office:value-type="float" office:value="0.68" table:style-name="ce1">
            <text:p>0.68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Combined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27" table:style-name="ce1">
            <text:p>0.27</text:p>
          </table:table-cell>
          <table:table-cell office:value-type="float" office:value="0.26" table:style-name="ce1">
            <text:p>0.26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6">
            <text:p><text:a xlink:href="http://cms-results.web.cern.ch/cms-results/public-results/publications/HIG-16-043/index.html#Figure_021-a">Figure 21-a</text:a></text:p>
          </table:table-cell>
          <table:table-cell table:style-name="ce1"/>
          <table:table-cell office:value-type="string" table:style-name="ce1">
            <text:p>VBF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0.34" table:style-name="ce1">
            <text:p>0.34</text:p>
          </table:table-cell>
          <table:table-cell office:value-type="float" office:value="0.35" table:style-name="ce1">
            <text:p>0.35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IG-18-007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6">
            <text:p><text:a xlink:href="http://cms-results.web.cern.ch/cms-results/public-results/publications/HIG-18-007/index.html#Figure_006">Figure 6</text:a></text:p>
          </table:table-cell>
          <table:table-cell table:style-name="ce1"/>
          <table:table-cell office:value-type="string" table:style-name="ce1">
            <text:p>ggH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.53" table:style-name="ce1">
            <text:p>0.53</text:p>
          </table:table-cell>
          <table:table-cell office:value-type="float" office:value="0.5" table:style-name="ce1">
            <text:p>0.5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36 fb-1</text:p>
          </table:table-cell>
          <table:table-cell table:style-name="ce1"/>
          <table:table-cell office:value-type="string" table:style-name="ce1">
            <text:p>qqH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0.45" table:style-name="ce1">
            <text:p>0.45</text:p>
          </table:table-cell>
          <table:table-cell office:value-type="float" office:value="0.42" table:style-name="ce1">
            <text:p>0.42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WH</text:p>
          </table:table-cell>
          <table:table-cell office:value-type="float" office:value="3.39" table:style-name="ce1">
            <text:p>3.39</text:p>
          </table:table-cell>
          <table:table-cell office:value-type="float" office:value="1.68" table:style-name="ce1">
            <text:p>1.68</text:p>
          </table:table-cell>
          <table:table-cell office:value-type="float" office:value="1.54" table:style-name="ce1">
            <text:p>1.54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ZH</text:p>
          </table:table-cell>
          <table:table-cell office:value-type="float" office:value="1.23" table:style-name="ce1">
            <text:p>1.23</text:p>
          </table:table-cell>
          <table:table-cell office:value-type="float" office:value="1.62" table:style-name="ce1">
            <text:p>1.62</text:p>
          </table:table-cell>
          <table:table-cell office:value-type="float" office:value="1.35" table:style-name="ce1">
            <text:p>1.35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Combined</text:p>
          </table:table-cell>
          <table:table-cell office:value-type="float" office:value="1.24" table:style-name="ce1">
            <text:p>1.24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27" table:style-name="ce1">
            <text:p>0.27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4/ H -&gt; gag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IG 16-40</text:p>
          </table:table-cell>
          <table:table-cell office:value-type="string" table:style-name="ce6">
            <text:p><text:a xlink:href="http://cms-results.web.cern.ch/cms-results/public-results/publications/HIG-16-040/index.html#Figure_019">Figure 19</text:a>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xc</text:p>
          </table:table-cell>
          <table:table-cell office:value-type="string" table:style-name="ce1">
            <text:p>yc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2D</text:p>
          </table:table-cell>
          <table:table-cell office:value-type="float" office:value="28.370483579999998" table:style-name="ce1">
            <text:p>28.37048358</text:p>
          </table:table-cell>
          <table:table-cell office:value-type="float" office:value="3.9492047299999999" table:style-name="ce1">
            <text:p>3.94920473</text:p>
          </table:table-cell>
          <table:table-cell office:value-type="float" office:value="3.9602208499999998" table:style-name="ce1">
            <text:p>3.96022085</text:p>
          </table:table-cell>
          <table:table-cell office:value-type="float" office:value="1.21572977" table:style-name="ce1">
            <text:p>1.21572977</text:p>
          </table:table-cell>
          <table:table-cell office:value-type="float" office:value="1.21859933" table:style-name="ce1">
            <text:p>1.21859933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3"/>
          <table:table-cell office:value-type="string" table:style-name="ce4">
            <text:p><text:a xlink:href="http://cms-results.web.cern.ch/cms-results/public-results/publications/HIG-16-040/index.html#Figure_017">Figure 17</text:a></text:p>
          </table:table-cell>
          <table:table-cell table:style-name="ce3"/>
          <table:table-cell office:value-type="string" table:style-name="ce3">
            <text:p>ggH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2" table:style-name="ce3">
            <text:p>0.2</text:p>
          </table:table-cell>
          <table:table-cell office:value-type="float" office:value="0.18" table:style-name="ce3">
            <text:p>0.18</text:p>
          </table:table-cell>
          <table:table-cell table:style-name="ce3"/>
          <table:table-cell office:value-type="string" table:style-name="ce3">
            <text:p>Do we need Fig.16?</text:p>
          </table:table-cell>
          <table:table-cell table:number-columns-repeated="16374" table:style-name="ce3"/>
        </table:table-row>
        <table:table-row table:style-name="ro1">
          <table:table-cell table:number-columns-repeated="4" table:style-name="ce1"/>
          <table:table-cell office:value-type="string" table:style-name="ce1">
            <text:p>VBF</text:p>
          </table:table-cell>
          <table:table-cell office:value-type="float" office:value="0.8" table:style-name="ce1">
            <text:p>0.8</text:p>
          </table:table-cell>
          <table:table-cell office:value-type="float" office:value="0.6" table:style-name="ce1">
            <text:p>0.6</text:p>
          </table:table-cell>
          <table:table-cell office:value-type="float" office:value="0.5" table:style-name="ce1">
            <text:p>0.5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ttH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" table:style-name="ce1">
            <text:p>0.9</text:p>
          </table:table-cell>
          <table:table-cell office:value-type="float" office:value="0.8" table:style-name="ce1">
            <text:p>0.8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VH</text:p>
          </table:table-cell>
          <table:table-cell office:value-type="float" office:value="2.4" table:style-name="ce1">
            <text:p>2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4/ H -&gt; bb</text:p>
          </table:table-cell>
          <table:table-cell table:number-columns-repeated="16383" table:style-name="ce1"/>
        </table:table-row>
        <table:table-row table:style-name="ro1">
          <table:table-cell table:style-name="ce3"/>
          <table:table-cell office:value-type="string" table:style-name="ce3">
            <text:p>HIG 17-026</text:p>
          </table:table-cell>
          <table:table-cell office:value-type="string" table:style-name="ce4">
            <text:p><text:a xlink:href="http://cms-results.web.cern.ch/cms-results/public-results/publications/HIG-17-026/index.html#Table_007">Table 7</text:a></text:p>
          </table:table-cell>
          <table:table-cell office:value-type="string" table:style-name="ce3">
            <text:p>ttH</text:p>
          </table:table-cell>
          <table:table-cell office:value-type="string" table:style-name="ce3">
            <text:p>single lepton</text:p>
          </table:table-cell>
          <table:table-cell office:value-type="float" office:value="0.84" table:style-name="ce3">
            <text:p>0.84</text:p>
          </table:table-cell>
          <table:table-cell office:value-type="float" office:value="0.52" table:style-name="ce3">
            <text:p>0.52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string" table:style-name="ce3">
            <text:p>Do we use this data?</text:p>
          </table:table-cell>
          <table:table-cell table:number-columns-repeated="16374" table:style-name="ce3"/>
        </table:table-row>
        <table:table-row table:style-name="ro1">
          <table:table-cell table:number-columns-repeated="4" table:style-name="ce1"/>
          <table:table-cell office:value-type="string" table:style-name="ce1">
            <text:p>dilepton</text:p>
          </table:table-cell>
          <table:table-cell office:value-type="float" office:value="-0.24" table:style-name="ce1">
            <text:p>-0.24</text:p>
          </table:table-cell>
          <table:table-cell office:value-type="float" office:value="1.21" table:style-name="ce1">
            <text:p>1.21</text:p>
          </table:table-cell>
          <table:table-cell office:value-type="float" office:value="1.1200000000000001" table:style-name="ce1">
            <text:p>1.12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Combined</text:p>
          </table:table-cell>
          <table:table-cell office:value-type="float" office:value="0.72" table:style-name="ce1">
            <text:p>0.72</text:p>
          </table:table-cell>
          <table:table-cell office:value-type="float" office:value="0.45" table:style-name="ce1">
            <text:p>0.45</text:p>
          </table:table-cell>
          <table:table-cell office:value-type="float" office:value="0.45" table:style-name="ce1">
            <text:p>0.45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style-name="ce3">
            <text:p>HIG 18-016</text:p>
          </table:table-cell>
          <table:table-cell table:number-columns-repeated="4" table:style-name="ce3"/>
          <table:table-cell office:value-type="string" table:style-name="ce3">
            <text:p>stat</text:p>
          </table:table-cell>
          <table:table-cell office:value-type="string" table:style-name="ce3">
            <text:p>syst</text:p>
          </table:table-cell>
          <table:table-cell office:value-type="string" table:style-name="ce3">
            <text:p>total</text:p>
          </table:table-cell>
          <table:table-cell table:style-name="ce3"/>
          <table:table-cell office:value-type="string" table:style-name="ce3">
            <text:p>Do we need data for lept. In Tab.2 and Add. Fig. 2?</text:p>
          </table:table-cell>
          <table:table-cell table:number-columns-repeated="16373" table:style-name="ce3"/>
        </table:table-row>
        <table:table-row table:style-name="ro1">
          <table:table-cell table:number-columns-repeated="2" table:style-name="ce1"/>
          <table:table-cell office:value-type="string" table:style-name="ce6">
            <text:p><text:a xlink:href="http://cms-results.web.cern.ch/cms-results/public-results/publications/HIG-18-016/index.html#Figure_003">Figure 3</text:a></text:p>
          </table:table-cell>
          <table:table-cell table:style-name="ce1"/>
          <table:table-cell office:value-type="string" table:style-name="ce1">
            <text:p>ggF</text:p>
          </table:table-cell>
          <table:table-cell office:value-type="float" office:value="2.8" table:style-name="ce1">
            <text:p>2.8</text:p>
          </table:table-cell>
          <table:table-cell office:value-type="float" office:value="2.08" table:style-name="ce1">
            <text:p>2.08</text:p>
          </table:table-cell>
          <table:table-cell office:value-type="float" office:value="1.3" table:style-name="ce1">
            <text:p>1.3</text:p>
          </table:table-cell>
          <table:table-cell office:value-type="float" office:value="2.4528350943347172" table:formula="of:=SQRT([.G69]^2+[.H69]^2)" table:style-name="ce7">
            <text:p>2.45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VBF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0.98" table:style-name="ce1">
            <text:p>0.98</text:p>
          </table:table-cell>
          <table:table-cell office:value-type="float" office:value="1.17" table:style-name="ce1">
            <text:p>1.17</text:p>
          </table:table-cell>
          <table:table-cell office:value-type="float" office:value="1.5262044423995103" table:formula="of:=SQRT([.G70]^2+[.H70]^2)" table:style-name="ce7">
            <text:p>1.53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ttH</text:p>
          </table:table-cell>
          <table:table-cell office:value-type="float" office:value="0.85" table:style-name="ce1">
            <text:p>0.85</text:p>
          </table:table-cell>
          <table:table-cell office:value-type="float" office:value="0.23" table:style-name="ce1">
            <text:p>0.23</text:p>
          </table:table-cell>
          <table:table-cell office:value-type="float" office:value="0.37" table:style-name="ce1">
            <text:p>0.37</text:p>
          </table:table-cell>
          <table:table-cell office:value-type="float" office:value="0.43566041821583928" table:formula="of:=SQRT([.G71]^2+[.H71]^2)" table:style-name="ce7">
            <text:p>0.44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WH</text:p>
          </table:table-cell>
          <table:table-cell office:value-type="float" office:value="1.24" table:style-name="ce1">
            <text:p>1.24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24" table:style-name="ce1">
            <text:p>0.24</text:p>
          </table:table-cell>
          <table:table-cell office:value-type="float" office:value="0.37643060449437421" table:formula="of:=SQRT([.G72]^2+[.H72]^2)" table:style-name="ce7">
            <text:p>0.38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ZH</text:p>
          </table:table-cell>
          <table:table-cell office:value-type="float" office:value="0.88" table:style-name="ce1">
            <text:p>0.88</text:p>
          </table:table-cell>
          <table:table-cell office:value-type="float" office:value="0.88" table:style-name="ce1">
            <text:p>0.88</text:p>
          </table:table-cell>
          <table:table-cell office:value-type="float" office:value="0.16" table:style-name="ce1">
            <text:p>0.16</text:p>
          </table:table-cell>
          <table:table-cell office:value-type="float" office:value="0.89442719099991586" table:formula="of:=SQRT([.G73]^2+[.H73]^2)" table:style-name="ce7">
            <text:p>0.89</text:p>
          </table:table-cell>
          <table:table-cell table:number-columns-repeated="16375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Combined</text:p>
          </table:table-cell>
          <table:table-cell office:value-type="float" office:value="1.04" table:style-name="ce1">
            <text:p>1.04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9798989873223333" table:formula="of:=SQRT([.G74]^2+[.H74]^2)" table:style-name="ce7">
            <text:p>0.2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5/ H -&gt; WW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 16-42</text:p>
          </table:table-cell>
          <table:table-cell table:number-columns-repeated="16382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xc</text:p>
          </table:table-cell>
          <table:table-cell office:value-type="string" table:style-name="ce1">
            <text:p>yc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6">
            <text:p><text:a xlink:href="http://cms-results.web.cern.ch/cms-results/public-results/publications/HIG-16-042/index.html#Figure_011-a">Figure 11-a</text:a></text:p>
          </table:table-cell>
          <table:table-cell office:value-type="string" table:style-name="ce1">
            <text:p>2D</text:p>
          </table:table-cell>
          <table:table-cell office:value-type="float" office:value="3.0367476899999999" table:style-name="ce1">
            <text:p>3.03674769</text:p>
          </table:table-cell>
          <table:table-cell office:value-type="float" office:value="1.9987179799999999" table:style-name="ce1">
            <text:p>1.99871798</text:p>
          </table:table-cell>
          <table:table-cell office:value-type="float" office:value="24.8603266" table:style-name="ce1">
            <text:p>24.8603266</text:p>
          </table:table-cell>
          <table:table-cell office:value-type="float" office:value="0.81158282999999998" table:style-name="ce1">
            <text:p>0.81158283</text:p>
          </table:table-cell>
          <table:table-cell office:value-type="float" office:value="1.3812669500000001" table:style-name="ce1">
            <text:p>1.38126695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3"/>
          <table:table-cell office:value-type="string" table:style-name="ce4">
            <text:p><text:a xlink:href="http://cms-results.web.cern.ch/cms-results/public-results/publications/HIG-16-042/index.html#Figure_009-b">Figure 9-b</text:a></text:p>
          </table:table-cell>
          <table:table-cell office:value-type="string" table:style-name="ce3">
            <text:p>1D</text:p>
          </table:table-cell>
          <table:table-cell office:value-type="string" table:style-name="ce3">
            <text:p>ggH</text:p>
          </table:table-cell>
          <table:table-cell office:value-type="float" office:value="1.38" table:style-name="ce3">
            <text:p>1.38</text:p>
          </table:table-cell>
          <table:table-cell office:value-type="float" office:value="0.21" table:style-name="ce3">
            <text:p>0.21</text:p>
          </table:table-cell>
          <table:table-cell office:value-type="float" office:value="0.24" table:style-name="ce3">
            <text:p>0.24</text:p>
          </table:table-cell>
          <table:table-cell table:style-name="ce3"/>
          <table:table-cell office:value-type="string" table:style-name="ce3">
            <text:p>Do we need Fig. 8?</text:p>
          </table:table-cell>
          <table:table-cell table:number-columns-repeated="16374" table:style-name="ce3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VBF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.66" table:style-name="ce1">
            <text:p>0.66</text:p>
          </table:table-cell>
          <table:table-cell office:value-type="float" office:value="0.28999999999999998" table:style-name="ce1">
            <text:p>0.29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WH</text:p>
          </table:table-cell>
          <table:table-cell office:value-type="float" office:value="3.27" table:style-name="ce1">
            <text:p>3.27</text:p>
          </table:table-cell>
          <table:table-cell office:value-type="float" office:value="1.88" table:style-name="ce1">
            <text:p>1.88</text:p>
          </table:table-cell>
          <table:table-cell office:value-type="float" office:value="1.7" table:style-name="ce1">
            <text:p>1.7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ZH</text:p>
          </table:table-cell>
          <table:table-cell office:value-type="float" office:value="1" table:style-name="ce1">
            <text:p>1</text:p>
          </table:table-cell>
          <table:table-cell office:value-type="float" office:value="1.57" table:style-name="ce1">
            <text:p>1.57</text:p>
          </table:table-cell>
          <table:table-cell office:value-type="float" office:value="1" table:style-name="ce1">
            <text:p>1</text:p>
          </table:table-cell>
          <table:table-cell table:number-columns-repeated="16376" table:style-name="ce1"/>
        </table:table-row>
        <table:table-row table:number-rows-repeated="1048492" table:style-name="ro1">
          <table:table-cell table:number-columns-repeated="16384"/>
        </table:table-row>
      </table:table>
      <table:table table:name="Fig_19_16-040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MS 16 - 40</text:p>
          </table:table-cell>
          <table:table-cell office:value-type="string" table:style-name="ce1">
            <text:p>ggH</text:p>
          </table:table-cell>
          <table:table-cell office:value-type="string" table:style-name="ce1">
            <text:p>VBH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.91858490147042704" table:style-name="ce8">
            <text:p>0.918584901</text:p>
          </table:table-cell>
          <table:table-cell office:value-type="float" office:value="1.5710069195017899" table:style-name="ce8">
            <text:p>1.5710069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.91816630452607395" table:style-name="ce8">
            <text:p>0.918166305</text:p>
          </table:table-cell>
          <table:table-cell office:value-type="float" office:value="1.5244665264100901" table:style-name="ce8">
            <text:p>1.524466526</text:p>
          </table:table-cell>
          <table:table-cell table:number-columns-repeated="2"/>
          <table:table-cell table:style-name="ce1">
            <draw:frame draw:z-index="1" draw:id="id0" draw:style-name="a0" draw:name="Chart 1" svg:x="0.29861in" svg:y="0.1111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.91753964756204198" table:style-name="ce8">
            <text:p>0.917539648</text:p>
          </table:table-cell>
          <table:table-cell office:value-type="float" office:value="1.49131260415916" table:style-name="ce8">
            <text:p>1.49131260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.92028934236179405" table:style-name="ce8">
            <text:p>0.920289342</text:p>
          </table:table-cell>
          <table:table-cell office:value-type="float" office:value="1.6205146765432801" table:style-name="ce8">
            <text:p>1.62051467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.91982382575994204" table:style-name="ce8">
            <text:p>0.919823826</text:p>
          </table:table-cell>
          <table:table-cell office:value-type="float" office:value="1.4466177711395201" table:style-name="ce8">
            <text:p>1.44661777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.92038808830764096" table:style-name="ce8">
            <text:p>0.920388088</text:p>
          </table:table-cell>
          <table:table-cell office:value-type="float" office:value="1.4021252184128401" table:style-name="ce8">
            <text:p>1.40212521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.92292726977229" table:style-name="ce8">
            <text:p>0.92292727</text:p>
          </table:table-cell>
          <table:table-cell office:value-type="float" office:value="1.66732379421062" table:style-name="ce8">
            <text:p>1.66732379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.92335046668306497" table:style-name="ce8">
            <text:p>0.923350467</text:p>
          </table:table-cell>
          <table:table-cell office:value-type="float" office:value="1.3680983929157" table:style-name="ce8">
            <text:p>1.36809839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.92660908289603205" table:style-name="ce8">
            <text:p>0.926609083</text:p>
          </table:table-cell>
          <table:table-cell office:value-type="float" office:value="1.3308420076421099" table:style-name="ce8">
            <text:p>1.330842008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.92788116302194801" table:style-name="ce8">
            <text:p>0.927881163</text:p>
          </table:table-cell>
          <table:table-cell office:value-type="float" office:value="1.71474346176486" table:style-name="ce8">
            <text:p>1.71474346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.92909007478544803" table:style-name="ce8">
            <text:p>0.929090075</text:p>
          </table:table-cell>
          <table:table-cell office:value-type="float" office:value="1.2915455527202" table:style-name="ce8">
            <text:p>1.29154555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.93223760180933601" table:style-name="ce8">
            <text:p>0.932237602</text:p>
          </table:table-cell>
          <table:table-cell office:value-type="float" office:value="1.75240697869753" table:style-name="ce8">
            <text:p>1.752406979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.93297819640319202" table:style-name="ce8">
            <text:p>0.932978196</text:p>
          </table:table-cell>
          <table:table-cell office:value-type="float" office:value="1.2555430774698499" table:style-name="ce8">
            <text:p>1.255543077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.93717489910170904" table:style-name="ce8">
            <text:p>0.937174899</text:p>
          </table:table-cell>
          <table:table-cell office:value-type="float" office:value="1.78603171078348" table:style-name="ce8">
            <text:p>1.786031711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.93668116937247103" table:style-name="ce8">
            <text:p>0.936681169</text:p>
          </table:table-cell>
          <table:table-cell office:value-type="float" office:value="1.2234906926701199" table:style-name="ce8">
            <text:p>1.22349069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4186533152946295" table:style-name="ce8">
            <text:p>0.941865332</text:p>
          </table:table-cell>
          <table:table-cell office:value-type="float" office:value="1.8221470761637599" table:style-name="ce8">
            <text:p>1.8221470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4154793384638202" table:style-name="ce8">
            <text:p>0.941547934</text:p>
          </table:table-cell>
          <table:table-cell office:value-type="float" office:value="1.1911887867883" table:style-name="ce8">
            <text:p>1.1911887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4514510758796799" table:style-name="ce8">
            <text:p>0.945145108</text:p>
          </table:table-cell>
          <table:table-cell office:value-type="float" office:value="1.15714464901384" table:style-name="ce8">
            <text:p>1.1571446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4951814233264098" table:style-name="ce8">
            <text:p>0.949518142</text:p>
          </table:table-cell>
          <table:table-cell office:value-type="float" office:value="1.85473794031858" table:style-name="ce8">
            <text:p>1.854737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5001187206187798" table:style-name="ce8">
            <text:p>0.950011872</text:p>
          </table:table-cell>
          <table:table-cell office:value-type="float" office:value="1.1228267758405599" table:style-name="ce8">
            <text:p>1.1228267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5692408827120001" table:style-name="ce8">
            <text:p>0.956924088</text:p>
          </table:table-cell>
          <table:table-cell office:value-type="float" office:value="1.88756767059438" table:style-name="ce8">
            <text:p>1.88756767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5692408827120001" table:style-name="ce8">
            <text:p>0.956924088</text:p>
          </table:table-cell>
          <table:table-cell office:value-type="float" office:value="1.0880028758310301" table:style-name="ce8">
            <text:p>1.0880028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6186138556357204" table:style-name="ce8">
            <text:p>0.961861386</text:p>
          </table:table-cell>
          <table:table-cell office:value-type="float" office:value="1.0530708775634801" table:style-name="ce8">
            <text:p>1.0530708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6445346664206799" table:style-name="ce8">
            <text:p>0.964453467</text:p>
          </table:table-cell>
          <table:table-cell office:value-type="float" office:value="1.92022791958978" table:style-name="ce8">
            <text:p>1.9202279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6598755544362702" table:style-name="ce8">
            <text:p>0.965987555</text:p>
          </table:table-cell>
          <table:table-cell office:value-type="float" office:value="1.02010707996371" table:style-name="ce8">
            <text:p>1.020107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7148911528369897" table:style-name="ce8">
            <text:p>0.971489115</text:p>
          </table:table-cell>
          <table:table-cell office:value-type="float" office:value="1.9546128358758099" table:style-name="ce8">
            <text:p>1.9546128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7191231219447405" table:style-name="ce8">
            <text:p>0.971912312</text:p>
          </table:table-cell>
          <table:table-cell office:value-type="float" office:value="0.98737164955869094" table:style-name="ce8">
            <text:p>0.987371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7898763554649004" table:style-name="ce8">
            <text:p>0.978987636</text:p>
          </table:table-cell>
          <table:table-cell office:value-type="float" office:value="0.95425552215967901" table:style-name="ce8">
            <text:p>0.9542555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8543161350716102" table:style-name="ce8">
            <text:p>0.985431614</text:p>
          </table:table-cell>
          <table:table-cell office:value-type="float" office:value="1.988199834033" table:style-name="ce8">
            <text:p>1.98819983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8704160175467304" table:style-name="ce8">
            <text:p>0.987041602</text:p>
          </table:table-cell>
          <table:table-cell office:value-type="float" office:value="0.916767080059123" table:style-name="ce8">
            <text:p>0.916767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9423594923784497" table:style-name="ce8">
            <text:p>0.994235949</text:p>
          </table:table-cell>
          <table:table-cell office:value-type="float" office:value="0.88180785742610102" table:style-name="ce8">
            <text:p>0.8818078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0228550714487" table:style-name="ce8">
            <text:p>1.002285507</text:p>
          </table:table-cell>
          <table:table-cell office:value-type="float" office:value="2.0188892213093901" table:style-name="ce8">
            <text:p>2.0188892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020386422802501" table:style-name="ce8">
            <text:p>1.002038642</text:p>
          </table:table-cell>
          <table:table-cell office:value-type="float" office:value="0.84863645017558698" table:style-name="ce8">
            <text:p>0.848636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100000341641999" table:style-name="ce8">
            <text:p>1.010000034</text:p>
          </table:table-cell>
          <table:table-cell office:value-type="float" office:value="0.81577360357539497" table:style-name="ce8">
            <text:p>0.81577360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1888716929047" table:style-name="ce8">
            <text:p>1.018887169</text:p>
          </table:table-cell>
          <table:table-cell office:value-type="float" office:value="2.0529783498711498" table:style-name="ce8">
            <text:p>2.052978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201214936135701" table:style-name="ce8">
            <text:p>1.020121494</text:p>
          </table:table-cell>
          <table:table-cell office:value-type="float" office:value="0.78272276678921204" table:style-name="ce8">
            <text:p>0.78272276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3369906116759" table:style-name="ce8">
            <text:p>1.033699061</text:p>
          </table:table-cell>
          <table:table-cell office:value-type="float" office:value="0.74718424782506399" table:style-name="ce8">
            <text:p>0.7471842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4628916926314" table:style-name="ce8">
            <text:p>1.046289169</text:p>
          </table:table-cell>
          <table:table-cell office:value-type="float" office:value="2.0824248235079401" table:style-name="ce8">
            <text:p>2.0824248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4691282786849" table:style-name="ce8">
            <text:p>1.046912828</text:p>
          </table:table-cell>
          <table:table-cell office:value-type="float" office:value="0.71419852409222795" table:style-name="ce8">
            <text:p>0.7141985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612421267771901" table:style-name="ce8">
            <text:p>1.061242127</text:p>
          </table:table-cell>
          <table:table-cell office:value-type="float" office:value="0.68266236462052299" table:style-name="ce8">
            <text:p>0.6826623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773941422050901" table:style-name="ce8">
            <text:p>1.077394142</text:p>
          </table:table-cell>
          <table:table-cell office:value-type="float" office:value="2.0884719716053399" table:style-name="ce8">
            <text:p>2.0884719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7665354761123" table:style-name="ce8">
            <text:p>1.076653548</text:p>
          </table:table-cell>
          <table:table-cell office:value-type="float" office:value="0.64956564481943602" table:style-name="ce8">
            <text:p>0.6495656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927856298513099" table:style-name="ce8">
            <text:p>1.09278563</text:p>
          </table:table-cell>
          <table:table-cell office:value-type="float" office:value="0.61637894871569199" table:style-name="ce8">
            <text:p>0.6163789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0849911514704" table:style-name="ce8">
            <text:p>1.108499115</text:p>
          </table:table-cell>
          <table:table-cell office:value-type="float" office:value="2.0802228233217899" table:style-name="ce8">
            <text:p>2.0802228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1015804703728" table:style-name="ce8">
            <text:p>1.110158047</text:p>
          </table:table-cell>
          <table:table-cell office:value-type="float" office:value="0.58426619395403501" table:style-name="ce8">
            <text:p>0.5842661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2978435236304" table:style-name="ce8">
            <text:p>1.129784352</text:p>
          </table:table-cell>
          <table:table-cell office:value-type="float" office:value="0.55142875910205302" table:style-name="ce8">
            <text:p>0.5514287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396040880889899" table:style-name="ce8">
            <text:p>1.139604088</text:p>
          </table:table-cell>
          <table:table-cell office:value-type="float" office:value="2.0587606161966701" table:style-name="ce8">
            <text:p>2.0587606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497445371433199" table:style-name="ce8">
            <text:p>1.149744537</text:p>
          </table:table-cell>
          <table:table-cell office:value-type="float" office:value="0.51831008770877096" table:style-name="ce8">
            <text:p>0.5183100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707090610309301" table:style-name="ce8">
            <text:p>1.170709061</text:p>
          </table:table-cell>
          <table:table-cell office:value-type="float" office:value="2.03031510906724" table:style-name="ce8">
            <text:p>2.03031510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810773853449199" table:style-name="ce8">
            <text:p>1.181077385</text:p>
          </table:table-cell>
          <table:table-cell office:value-type="float" office:value="0.48953145203930698" table:style-name="ce8">
            <text:p>0.4895314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0181403397288" table:style-name="ce8">
            <text:p>1.201814034</text:p>
          </table:table-cell>
          <table:table-cell office:value-type="float" office:value="2.0030223889730201" table:style-name="ce8">
            <text:p>2.0030223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1218235828687" table:style-name="ce8">
            <text:p>1.212182358</text:p>
          </table:table-cell>
          <table:table-cell office:value-type="float" office:value="0.469950201680716" table:style-name="ce8">
            <text:p>0.4699502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2921603394555" table:style-name="ce8">
            <text:p>1.229216034</text:p>
          </table:table-cell>
          <table:table-cell office:value-type="float" office:value="1.97234735772708" table:style-name="ce8">
            <text:p>1.9723473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4328733122881" table:style-name="ce8">
            <text:p>1.243287331</text:p>
          </table:table-cell>
          <table:table-cell office:value-type="float" office:value="0.45539132195468801" table:style-name="ce8">
            <text:p>0.4553913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472044385324099" table:style-name="ce8">
            <text:p>1.247204439</text:p>
          </table:table-cell>
          <table:table-cell office:value-type="float" office:value="1.9396406093615" table:style-name="ce8">
            <text:p>1.93964060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6261585936645" table:style-name="ce8">
            <text:p>1.262615859</text:p>
          </table:table-cell>
          <table:table-cell office:value-type="float" office:value="1.90683719438666" table:style-name="ce8">
            <text:p>1.9068371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743923041707601" table:style-name="ce8">
            <text:p>1.274392304</text:p>
          </table:table-cell>
          <table:table-cell office:value-type="float" office:value="0.44749891150694199" table:style-name="ce8">
            <text:p>0.4474989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780272802004999" table:style-name="ce8">
            <text:p>1.27802728</text:p>
          </table:table-cell>
          <table:table-cell office:value-type="float" office:value="1.8781213111386099" table:style-name="ce8">
            <text:p>1.8781213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938818311331499" table:style-name="ce8">
            <text:p>1.293881831</text:p>
          </table:table-cell>
          <table:table-cell office:value-type="float" office:value="1.84657335577101" table:style-name="ce8">
            <text:p>1.8465733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0549727711271" table:style-name="ce8">
            <text:p>1.305497277</text:p>
          </table:table-cell>
          <table:table-cell office:value-type="float" office:value="0.447681146005106" table:style-name="ce8">
            <text:p>0.4476811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1477487861945" table:style-name="ce8">
            <text:p>1.314774879</text:p>
          </table:table-cell>
          <table:table-cell office:value-type="float" office:value="1.8102525171170101" table:style-name="ce8">
            <text:p>1.8102525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3149115659505" table:style-name="ce8">
            <text:p>1.331491157</text:p>
          </table:table-cell>
          <table:table-cell office:value-type="float" office:value="1.7787809310010301" table:style-name="ce8">
            <text:p>1.77878093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366022500546599" table:style-name="ce8">
            <text:p>1.33660225</text:p>
          </table:table-cell>
          <table:table-cell office:value-type="float" office:value="0.45471392503222102" table:style-name="ce8">
            <text:p>0.45471392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486858310784899" table:style-name="ce8">
            <text:p>1.348685831</text:p>
          </table:table-cell>
          <table:table-cell office:value-type="float" office:value="1.7453615979649399" table:style-name="ce8">
            <text:p>1.74536159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668619543976099" table:style-name="ce8">
            <text:p>1.366861954</text:p>
          </table:table-cell>
          <table:table-cell office:value-type="float" office:value="1.71389562593645" table:style-name="ce8">
            <text:p>1.7138956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677072229966101" table:style-name="ce8">
            <text:p>1.367707223</text:p>
          </table:table-cell>
          <table:table-cell office:value-type="float" office:value="0.46791138420429002" table:style-name="ce8">
            <text:p>0.4679113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7881614190444" table:style-name="ce8">
            <text:p>1.378816142</text:p>
          </table:table-cell>
          <table:table-cell office:value-type="float" office:value="1.6803796811074001" table:style-name="ce8">
            <text:p>1.6803796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906656554061401" table:style-name="ce8">
            <text:p>1.390665655</text:p>
          </table:table-cell>
          <table:table-cell office:value-type="float" office:value="1.6452638046652099" table:style-name="ce8">
            <text:p>1.64526380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9881219593855" table:style-name="ce8">
            <text:p>1.398812196</text:p>
          </table:table-cell>
          <table:table-cell office:value-type="float" office:value="0.48287670208379802" table:style-name="ce8">
            <text:p>0.4828767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0029338512627" table:style-name="ce8">
            <text:p>1.400293385</text:p>
          </table:table-cell>
          <table:table-cell office:value-type="float" office:value="1.6121501759200401" table:style-name="ce8">
            <text:p>1.6121501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1066170944025" table:style-name="ce8">
            <text:p>1.410661709</text:p>
          </table:table-cell>
          <table:table-cell office:value-type="float" office:value="1.57954240121601" table:style-name="ce8">
            <text:p>1.5795424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210300337542301" table:style-name="ce8">
            <text:p>1.421030034</text:p>
          </table:table-cell>
          <table:table-cell office:value-type="float" office:value="1.54691963892885" table:style-name="ce8">
            <text:p>1.5469196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269547905050799" table:style-name="ce8">
            <text:p>1.426954791</text:p>
          </table:table-cell>
          <table:table-cell office:value-type="float" office:value="0.50860405041686496" table:style-name="ce8">
            <text:p>0.5086040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313983580682099" table:style-name="ce8">
            <text:p>1.431398358</text:p>
          </table:table-cell>
          <table:table-cell office:value-type="float" office:value="1.5134795126029099" table:style-name="ce8">
            <text:p>1.5134795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4529585918424" table:style-name="ce8">
            <text:p>1.445295859</text:p>
          </table:table-cell>
          <table:table-cell office:value-type="float" office:value="1.46948671400922" table:style-name="ce8">
            <text:p>1.4694867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5226380575598" table:style-name="ce8">
            <text:p>1.452263806</text:p>
          </table:table-cell>
          <table:table-cell office:value-type="float" office:value="0.53792773675850802" table:style-name="ce8">
            <text:p>0.53792773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5678233612032" table:style-name="ce8">
            <text:p>1.456782336</text:p>
          </table:table-cell>
          <table:table-cell office:value-type="float" office:value="1.42641199072882" table:style-name="ce8">
            <text:p>1.42641199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661569310065199" table:style-name="ce8">
            <text:p>1.466156931</text:p>
          </table:table-cell>
          <table:table-cell office:value-type="float" office:value="1.3948287537205399" table:style-name="ce8">
            <text:p>1.39482875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738815570430399" table:style-name="ce8">
            <text:p>1.473881557</text:p>
          </table:table-cell>
          <table:table-cell office:value-type="float" office:value="0.57148890983198397" table:style-name="ce8">
            <text:p>0.5714889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758340336995699" table:style-name="ce8">
            <text:p>1.475834034</text:p>
          </table:table-cell>
          <table:table-cell office:value-type="float" office:value="1.361651688484" table:style-name="ce8">
            <text:p>1.3616516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8269427835844" table:style-name="ce8">
            <text:p>1.482694278</text:p>
          </table:table-cell>
          <table:table-cell office:value-type="float" office:value="1.32516231462913" table:style-name="ce8">
            <text:p>1.3251623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893206510403101" table:style-name="ce8">
            <text:p>1.489320651</text:p>
          </table:table-cell>
          <table:table-cell office:value-type="float" office:value="0.60197429995566498" table:style-name="ce8">
            <text:p>0.60197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904343271213001" table:style-name="ce8">
            <text:p>1.490434327</text:p>
          </table:table-cell>
          <table:table-cell office:value-type="float" office:value="1.2893827621554099" table:style-name="ce8">
            <text:p>1.28938276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9854560124448" table:style-name="ce8">
            <text:p>1.498545601</text:p>
          </table:table-cell>
          <table:table-cell office:value-type="float" office:value="1.2573576876094501" table:style-name="ce8">
            <text:p>1.2573576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037297634014699" table:style-name="ce8">
            <text:p>1.503729763</text:p>
          </table:table-cell>
          <table:table-cell office:value-type="float" office:value="0.63528838503740204" table:style-name="ce8">
            <text:p>0.6352883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058528012371899" table:style-name="ce8">
            <text:p>1.505852801</text:p>
          </table:table-cell>
          <table:table-cell office:value-type="float" office:value="1.2245836038632201" table:style-name="ce8">
            <text:p>1.22458360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1085357806618" table:style-name="ce8">
            <text:p>1.510853578</text:p>
          </table:table-cell>
          <table:table-cell office:value-type="float" office:value="1.1888069818972999" table:style-name="ce8">
            <text:p>1.1888069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110863363671101" table:style-name="ce8">
            <text:p>1.511086336</text:p>
          </table:table-cell>
          <table:table-cell office:value-type="float" office:value="0.67042065670218998" table:style-name="ce8">
            <text:p>0.6704206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140275548969999" table:style-name="ce8">
            <text:p>1.514027555</text:p>
          </table:table-cell>
          <table:table-cell office:value-type="float" office:value="1.15611020790176" table:style-name="ce8">
            <text:p>1.1561102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173944597312501" table:style-name="ce8">
            <text:p>1.51739446</text:p>
          </table:table-cell>
          <table:table-cell office:value-type="float" office:value="0.70936088084010795" table:style-name="ce8">
            <text:p>0.7093608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2007221743923" table:style-name="ce8">
            <text:p>1.520072217</text:p>
          </table:table-cell>
          <table:table-cell office:value-type="float" office:value="1.11934064907326" table:style-name="ce8">
            <text:p>1.1193406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228088907955699" table:style-name="ce8">
            <text:p>1.522808891</text:p>
          </table:table-cell>
          <table:table-cell office:value-type="float" office:value="1.0840585923527699" table:style-name="ce8">
            <text:p>1.08405859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2380810572379" table:style-name="ce8">
            <text:p>1.523808106</text:p>
          </table:table-cell>
          <table:table-cell office:value-type="float" office:value="0.75186575544338496" table:style-name="ce8">
            <text:p>0.75186575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261944660817699" table:style-name="ce8">
            <text:p>1.526194466</text:p>
          </table:table-cell>
          <table:table-cell office:value-type="float" office:value="1.04381757046825" table:style-name="ce8">
            <text:p>1.043817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260805284519501" table:style-name="ce8">
            <text:p>1.526080528</text:p>
          </table:table-cell>
          <table:table-cell office:value-type="float" office:value="0.78957044692781997" table:style-name="ce8">
            <text:p>0.7895704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291568444571899" table:style-name="ce8">
            <text:p>1.529156844</text:p>
          </table:table-cell>
          <table:table-cell office:value-type="float" office:value="1.0049791934980601" table:style-name="ce8">
            <text:p>1.00497919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289922678807799" table:style-name="ce8">
            <text:p>1.528992268</text:p>
          </table:table-cell>
          <table:table-cell office:value-type="float" office:value="0.82979894603144" table:style-name="ce8">
            <text:p>0.8297989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3075197127473" table:style-name="ce8">
            <text:p>1.530751971</text:p>
          </table:table-cell>
          <table:table-cell office:value-type="float" office:value="0.97096666640001805" table:style-name="ce8">
            <text:p>0.97096666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321192228326199" table:style-name="ce8">
            <text:p>1.532119223</text:p>
          </table:table-cell>
          <table:table-cell office:value-type="float" office:value="0.89963181317611696" table:style-name="ce8">
            <text:p>0.8996318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316254931033799" table:style-name="ce8">
            <text:p>1.531625493</text:p>
          </table:table-cell>
          <table:table-cell office:value-type="float" office:value="0.86039308103149803" table:style-name="ce8">
            <text:p>0.8603930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324483759854399" table:style-name="ce8">
            <text:p>1.532448376</text:p>
          </table:table-cell>
          <table:table-cell office:value-type="float" office:value="0.94145159326306205" table:style-name="ce8">
            <text:p>0.941451593</text:p>
          </table:table-cell>
          <table:table-cell table:number-columns-repeated="16381"/>
        </table:table-row>
        <table:table-row table:number-rows-repeated="899" table:style-name="ro1">
          <table:table-cell/>
          <table:table-cell table:number-columns-repeated="2" table:style-name="ce8"/>
          <table:table-cell table:number-columns-repeated="16381"/>
        </table:table-row>
        <table:table-row table:number-rows-repeated="1047575" table:style-name="ro1">
          <table:table-cell table:number-columns-repeated="16384"/>
        </table:table-row>
      </table:table>
      <table:table table:name="Fig_11a_16-042" table:style-name="ta2">
        <table:table-column table:style-name="co1" table:number-columns-repeated="16384" table:default-cell-style-name="ce1"/>
        <table:table-row table:style-name="ro1">
          <table:table-cell office:value-type="float" office:value="14.02" table:style-name="ce1">
            <text:p>14.02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VBH</text:p>
          </table:table-cell>
          <table:table-cell office:value-type="string" table:style-name="ce1">
            <text:p>ggH</text:p>
          </table:table-cell>
          <table:table-cell office:value-type="string" table:style-name="ce2">
            <text:p>(axis inverse!)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-6.4338157710635002E-2" table:style-name="ce8">
            <text:p>-0.064338158</text:p>
          </table:table-cell>
          <table:table-cell office:value-type="float" office:value="1.4747097654638299" table:style-name="ce8">
            <text:p>1.474709765</text:p>
          </table:table-cell>
          <table:table-cell table:number-columns-repeated="2" table:style-name="ce1"/>
          <table:table-cell table:style-name="ce1">
            <draw:frame draw:z-index="1" draw:id="id1" draw:style-name="a1" draw:name="Chart 2" svg:x="0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-6.3891234713774503E-2" table:style-name="ce8">
            <text:p>-0.063891235</text:p>
          </table:table-cell>
          <table:table-cell office:value-type="float" office:value="1.4426857632513099" table:style-name="ce8">
            <text:p>1.442685763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-6.0675607303791498E-2" table:style-name="ce8">
            <text:p>-0.060675607</text:p>
          </table:table-cell>
          <table:table-cell office:value-type="float" office:value="1.41541977017555" table:style-name="ce8">
            <text:p>1.41541977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-5.56065618932906E-2" table:style-name="ce8">
            <text:p>-0.055606562</text:p>
          </table:table-cell>
          <table:table-cell office:value-type="float" office:value="1.49941921355803" table:style-name="ce8">
            <text:p>1.49941921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-5.4261439712878397E-2" table:style-name="ce8">
            <text:p>-0.05426144</text:p>
          </table:table-cell>
          <table:table-cell office:value-type="float" office:value="1.3944587260782599" table:style-name="ce8">
            <text:p>1.39445872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-4.6766913525053598E-2" table:style-name="ce8">
            <text:p>-0.046766914</text:p>
          </table:table-cell>
          <table:table-cell office:value-type="float" office:value="1.51649211336443" table:style-name="ce8">
            <text:p>1.516492113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-4.6026089158039497E-2" table:style-name="ce8">
            <text:p>-0.046026089</text:p>
          </table:table-cell>
          <table:table-cell office:value-type="float" office:value="1.3773934719950101" table:style-name="ce8">
            <text:p>1.377393472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-3.67090952895461E-2" table:style-name="ce8">
            <text:p>-0.036709095</text:p>
          </table:table-cell>
          <table:table-cell office:value-type="float" office:value="1.36069980005712" table:style-name="ce8">
            <text:p>1.3606998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-3.4370091870551601E-2" table:style-name="ce8">
            <text:p>-0.034370092</text:p>
          </table:table-cell>
          <table:table-cell office:value-type="float" office:value="1.5336749939577701" table:style-name="ce8">
            <text:p>1.53367499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-2.5988496040469902E-2" table:style-name="ce8">
            <text:p>-0.025988496</text:p>
          </table:table-cell>
          <table:table-cell office:value-type="float" office:value="1.34349233552318" table:style-name="ce8">
            <text:p>1.343492336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-1.8077654775091299E-2" table:style-name="ce8">
            <text:p>-0.018077655</text:p>
          </table:table-cell>
          <table:table-cell office:value-type="float" office:value="1.55079847316351" table:style-name="ce8">
            <text:p>1.550798473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-9.6892200054656801E-3" table:style-name="ce8">
            <text:p>-0.00968922</text:p>
          </table:table-cell>
          <table:table-cell office:value-type="float" office:value="1.32652456441016" table:style-name="ce8">
            <text:p>1.3265245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6.1730615645654296E-3" table:style-name="ce8">
            <text:p>0.006173062</text:p>
          </table:table-cell>
          <table:table-cell office:value-type="float" office:value="1.5665563085871499" table:style-name="ce8">
            <text:p>1.56655630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8.2844941269963803E-3" table:style-name="ce8">
            <text:p>0.008284494</text:p>
          </table:table-cell>
          <table:table-cell office:value-type="float" office:value="1.31030629904061" table:style-name="ce8">
            <text:p>1.31030629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2.7293933081595299E-2" table:style-name="ce8">
            <text:p>0.027293933</text:p>
          </table:table-cell>
          <table:table-cell office:value-type="float" office:value="1.29383201438244" table:style-name="ce8">
            <text:p>1.2938320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0423263313811899E-2" table:style-name="ce8">
            <text:p>0.030423263</text:p>
          </table:table-cell>
          <table:table-cell office:value-type="float" office:value="1.5820388979772" table:style-name="ce8">
            <text:p>1.58203889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4763621478429202E-2" table:style-name="ce8">
            <text:p>0.044763621</text:p>
          </table:table-cell>
          <table:table-cell office:value-type="float" office:value="1.2798134598905799" table:style-name="ce8">
            <text:p>1.279813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4673722358263101E-2" table:style-name="ce8">
            <text:p>0.054673722</text:p>
          </table:table-cell>
          <table:table-cell office:value-type="float" office:value="1.5976591103840401" table:style-name="ce8">
            <text:p>1.597659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9472570682795803E-2" table:style-name="ce8">
            <text:p>0.069472571</text:p>
          </table:table-cell>
          <table:table-cell office:value-type="float" office:value="1.2688777232479" table:style-name="ce8">
            <text:p>1.2688777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8918520908197204E-2" table:style-name="ce8">
            <text:p>0.078918521</text:p>
          </table:table-cell>
          <table:table-cell office:value-type="float" office:value="1.6102516164212799" table:style-name="ce8">
            <text:p>1.6102516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.36701555625538E-2" table:style-name="ce8">
            <text:p>0.093670156</text:p>
          </table:table-cell>
          <table:table-cell office:value-type="float" office:value="1.25621640570226" table:style-name="ce8">
            <text:p>1.25621640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03157015725601" table:style-name="ce8">
            <text:p>0.103157016</text:p>
          </table:table-cell>
          <table:table-cell office:value-type="float" office:value="1.6194723585469" table:style-name="ce8">
            <text:p>1.6194723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17867611794708" table:style-name="ce8">
            <text:p>0.117867612</text:p>
          </table:table-cell>
          <table:table-cell office:value-type="float" office:value="1.24348627664823" table:style-name="ce8">
            <text:p>1.24348627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2739551054300499" table:style-name="ce8">
            <text:p>0.127395511</text:p>
          </table:table-cell>
          <table:table-cell office:value-type="float" office:value="1.62869310067253" table:style-name="ce8">
            <text:p>1.6286931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42065068026863" table:style-name="ce8">
            <text:p>0.142065068</text:p>
          </table:table-cell>
          <table:table-cell office:value-type="float" office:value="1.2307561475941899" table:style-name="ce8">
            <text:p>1.2307561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51634005360409" table:style-name="ce8">
            <text:p>0.151634005</text:p>
          </table:table-cell>
          <table:table-cell office:value-type="float" office:value="1.6379138427981601" table:style-name="ce8">
            <text:p>1.6379138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66262524259018" table:style-name="ce8">
            <text:p>0.166262524</text:p>
          </table:table-cell>
          <table:table-cell office:value-type="float" office:value="1.2180260185401499" table:style-name="ce8">
            <text:p>1.2180260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75872242882607" table:style-name="ce8">
            <text:p>0.175872243</text:p>
          </table:table-cell>
          <table:table-cell office:value-type="float" office:value="1.64699696190698" table:style-name="ce8">
            <text:p>1.64699696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9046319668124001" table:style-name="ce8">
            <text:p>0.190463197</text:p>
          </table:table-cell>
          <table:table-cell office:value-type="float" office:value="1.2070161771961201" table:style-name="ce8">
            <text:p>1.20701617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0010777880514999" table:style-name="ce8">
            <text:p>0.200107779</text:p>
          </table:table-cell>
          <table:table-cell office:value-type="float" office:value="1.6546350393394" table:style-name="ce8">
            <text:p>1.6546350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14668371769554" table:style-name="ce8">
            <text:p>0.214668372</text:p>
          </table:table-cell>
          <table:table-cell office:value-type="float" office:value="1.1984147386460999" table:style-name="ce8">
            <text:p>1.1984147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2433894070920199" table:style-name="ce8">
            <text:p>0.224338941</text:p>
          </table:table-cell>
          <table:table-cell office:value-type="float" office:value="1.65993352548622" table:style-name="ce8">
            <text:p>1.65993352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3887406144828" table:style-name="ce8">
            <text:p>0.238874061</text:p>
          </table:table-cell>
          <table:table-cell office:value-type="float" office:value="1.19008854612967" table:style-name="ce8">
            <text:p>1.1900885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48569716670446" table:style-name="ce8">
            <text:p>0.248569717</text:p>
          </table:table-cell>
          <table:table-cell office:value-type="float" office:value="1.6650255771078299" table:style-name="ce8">
            <text:p>1.66502557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6307975112700399" table:style-name="ce8">
            <text:p>0.263079751</text:p>
          </table:table-cell>
          <table:table-cell office:value-type="float" office:value="1.18176235361325" table:style-name="ce8">
            <text:p>1.18176235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7280100722210099" table:style-name="ce8">
            <text:p>0.272801007</text:p>
          </table:table-cell>
          <table:table-cell office:value-type="float" office:value="1.6703928747630501" table:style-name="ce8">
            <text:p>1.67039287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8728544080572999" table:style-name="ce8">
            <text:p>0.287285441</text:p>
          </table:table-cell>
          <table:table-cell office:value-type="float" office:value="1.17343616109682" table:style-name="ce8">
            <text:p>1.17343616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9703101129772902" table:style-name="ce8">
            <text:p>0.297031011</text:p>
          </table:table-cell>
          <table:table-cell office:value-type="float" office:value="1.6750720573342599" table:style-name="ce8">
            <text:p>1.6750720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1149138777966101" table:style-name="ce8">
            <text:p>0.311491388</text:p>
          </table:table-cell>
          <table:table-cell office:value-type="float" office:value="1.1652475915972" table:style-name="ce8">
            <text:p>1.16524759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2125895701171497" table:style-name="ce8">
            <text:p>0.321258957</text:p>
          </table:table-cell>
          <table:table-cell office:value-type="float" office:value="1.6786502557710701" table:style-name="ce8">
            <text:p>1.6786502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35699393115234" table:style-name="ce8">
            <text:p>0.335699393</text:p>
          </table:table-cell>
          <table:table-cell office:value-type="float" office:value="1.1581600062319799" table:style-name="ce8">
            <text:p>1.15816000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4548523030686601" table:style-name="ce8">
            <text:p>0.34548523</text:p>
          </table:table-cell>
          <table:table-cell office:value-type="float" office:value="1.6813339045986799" table:style-name="ce8">
            <text:p>1.68133390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59907913041217" table:style-name="ce8">
            <text:p>0.359907913</text:p>
          </table:table-cell>
          <table:table-cell office:value-type="float" office:value="1.1513476669003599" table:style-name="ce8">
            <text:p>1.15134766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6971098901160698" table:style-name="ce8">
            <text:p>0.369710989</text:p>
          </table:table-cell>
          <table:table-cell office:value-type="float" office:value="1.68374230739269" table:style-name="ce8">
            <text:p>1.6837423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8411784809083099" table:style-name="ce8">
            <text:p>0.384117848</text:p>
          </table:table-cell>
          <table:table-cell office:value-type="float" office:value="1.1452922541611401" table:style-name="ce8">
            <text:p>1.14529225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9393687636394997" table:style-name="ce8">
            <text:p>0.393936876</text:p>
          </table:table-cell>
          <table:table-cell office:value-type="float" office:value="1.6862195216950999" table:style-name="ce8">
            <text:p>1.6862195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0832829773085499" table:style-name="ce8">
            <text:p>0.408328298</text:p>
          </table:table-cell>
          <table:table-cell office:value-type="float" office:value="1.13951208745553" table:style-name="ce8">
            <text:p>1.1395120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1816289236389598" table:style-name="ce8">
            <text:p>0.418162892</text:p>
          </table:table-cell>
          <table:table-cell office:value-type="float" office:value="1.6887655475059" table:style-name="ce8">
            <text:p>1.6887655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3253887601848101" table:style-name="ce8">
            <text:p>0.432538876</text:p>
          </table:table-cell>
          <table:table-cell office:value-type="float" office:value="1.1338007322583099" table:style-name="ce8">
            <text:p>1.13380073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42388136478226" table:style-name="ce8">
            <text:p>0.442388136</text:p>
          </table:table-cell>
          <table:table-cell office:value-type="float" office:value="1.6908987042663099" table:style-name="ce8">
            <text:p>1.69089870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56750612134531" table:style-name="ce8">
            <text:p>0.456750612</text:p>
          </table:table-cell>
          <table:table-cell office:value-type="float" office:value="1.1287086806366999" table:style-name="ce8">
            <text:p>1.1287086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6661260870693899" table:style-name="ce8">
            <text:p>0.466612609</text:p>
          </table:table-cell>
          <table:table-cell office:value-type="float" office:value="1.6926189919763099" table:style-name="ce8">
            <text:p>1.69261899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8096260554578701" table:style-name="ce8">
            <text:p>0.480962606</text:p>
          </table:table-cell>
          <table:table-cell office:value-type="float" office:value="1.12375425203188" table:style-name="ce8">
            <text:p>1.1237542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9083695228805002" table:style-name="ce8">
            <text:p>0.490836952</text:p>
          </table:table-cell>
          <table:table-cell office:value-type="float" office:value="1.6942704681779199" table:style-name="ce8">
            <text:p>1.69427046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0517434166183695" table:style-name="ce8">
            <text:p>0.505174342</text:p>
          </table:table-cell>
          <table:table-cell office:value-type="float" office:value="1.11866220041027" table:style-name="ce8">
            <text:p>1.11866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1506142451676495" table:style-name="ce8">
            <text:p>0.515061425</text:p>
          </table:table-cell>
          <table:table-cell office:value-type="float" office:value="1.6959907558879199" table:style-name="ce8">
            <text:p>1.6959907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2938633507309296" table:style-name="ce8">
            <text:p>0.529386335</text:p>
          </table:table-cell>
          <table:table-cell office:value-type="float" office:value="1.11370777180545" table:style-name="ce8">
            <text:p>1.1137077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3928576809787598" table:style-name="ce8">
            <text:p>0.539285768</text:p>
          </table:table-cell>
          <table:table-cell office:value-type="float" office:value="1.6976422320895299" table:style-name="ce8">
            <text:p>1.69764223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5359832848434898" table:style-name="ce8">
            <text:p>0.553598328</text:p>
          </table:table-cell>
          <table:table-cell office:value-type="float" office:value="1.10875334320064" table:style-name="ce8">
            <text:p>1.1087533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63509082498165" table:style-name="ce8">
            <text:p>0.563509082</text:p>
          </table:table-cell>
          <table:table-cell office:value-type="float" office:value="1.69874321622393" table:style-name="ce8">
            <text:p>1.6987432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77812251609644" table:style-name="ce8">
            <text:p>0.577812252</text:p>
          </table:table-cell>
          <table:table-cell office:value-type="float" office:value="1.1048310872218301" table:style-name="ce8">
            <text:p>1.1048310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87730338536813" table:style-name="ce8">
            <text:p>0.587730339</text:p>
          </table:table-cell>
          <table:table-cell office:value-type="float" office:value="1.69874321622393" table:style-name="ce8">
            <text:p>1.6987432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0202630338254304" table:style-name="ce8">
            <text:p>0.602026303</text:p>
          </table:table-cell>
          <table:table-cell office:value-type="float" office:value="1.10097764275142" table:style-name="ce8">
            <text:p>1.1009776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1195017945183094" table:style-name="ce8">
            <text:p>0.611950179</text:p>
          </table:table-cell>
          <table:table-cell office:value-type="float" office:value="1.6979862896315301" table:style-name="ce8">
            <text:p>1.6979862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2624086974585202" table:style-name="ce8">
            <text:p>0.62624087</text:p>
          </table:table-cell>
          <table:table-cell office:value-type="float" office:value="1.09739944431461" table:style-name="ce8">
            <text:p>1.0973994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36170020366849" table:style-name="ce8">
            <text:p>0.63617002</text:p>
          </table:table-cell>
          <table:table-cell office:value-type="float" office:value="1.69722936303913" table:style-name="ce8">
            <text:p>1.6972293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5045479287114805" table:style-name="ce8">
            <text:p>0.650454793</text:p>
          </table:table-cell>
          <table:table-cell office:value-type="float" office:value="1.0934771883358001" table:style-name="ce8">
            <text:p>1.0934771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60391276405496" table:style-name="ce8">
            <text:p>0.660391276</text:p>
          </table:table-cell>
          <table:table-cell office:value-type="float" office:value="1.69722936303913" table:style-name="ce8">
            <text:p>1.6972293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7466923058685302" table:style-name="ce8">
            <text:p>0.674669231</text:p>
          </table:table-cell>
          <table:table-cell office:value-type="float" office:value="1.0898301783905899" table:style-name="ce8">
            <text:p>1.0898301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8461111732051405" table:style-name="ce8">
            <text:p>0.684611117</text:p>
          </table:table-cell>
          <table:table-cell office:value-type="float" office:value="1.6964724364467201" table:style-name="ce8">
            <text:p>1.6964724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9888456883577899" table:style-name="ce8">
            <text:p>0.698884569</text:p>
          </table:table-cell>
          <table:table-cell office:value-type="float" office:value="1.0866648490041799" table:style-name="ce8">
            <text:p>1.0866648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08829157169095" table:style-name="ce8">
            <text:p>0.708829157</text:p>
          </table:table-cell>
          <table:table-cell office:value-type="float" office:value="1.6947521487367201" table:style-name="ce8">
            <text:p>1.6947521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2310042167511401" table:style-name="ce8">
            <text:p>0.723100422</text:p>
          </table:table-cell>
          <table:table-cell office:value-type="float" office:value="1.0837747656513701" table:style-name="ce8">
            <text:p>1.08377476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3304732566527797" table:style-name="ce8">
            <text:p>0.733047326</text:p>
          </table:table-cell>
          <table:table-cell office:value-type="float" office:value="1.6931006725351201" table:style-name="ce8">
            <text:p>1.6931006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4731794693328402" table:style-name="ce8">
            <text:p>0.747317947</text:p>
          </table:table-cell>
          <table:table-cell office:value-type="float" office:value="1.0817792319077599" table:style-name="ce8">
            <text:p>1.08177923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5726549416146205" table:style-name="ce8">
            <text:p>0.757265494</text:p>
          </table:table-cell>
          <table:table-cell office:value-type="float" office:value="1.6914491963335101" table:style-name="ce8">
            <text:p>1.6914491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7153637272467301" table:style-name="ce8">
            <text:p>0.771536373</text:p>
          </table:table-cell>
          <table:table-cell office:value-type="float" office:value="1.0802653787229599" table:style-name="ce8">
            <text:p>1.0802653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8148327671483697" table:style-name="ce8">
            <text:p>0.781483277</text:p>
          </table:table-cell>
          <table:table-cell office:value-type="float" office:value="1.6895912856067099" table:style-name="ce8">
            <text:p>1.68959128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9575479851606201" table:style-name="ce8">
            <text:p>0.795754799</text:p>
          </table:table-cell>
          <table:table-cell office:value-type="float" office:value="1.0787515255381499" table:style-name="ce8">
            <text:p>1.0787515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0570093062060999" table:style-name="ce8">
            <text:p>0.805700931</text:p>
          </table:table-cell>
          <table:table-cell office:value-type="float" office:value="1.6876645633714999" table:style-name="ce8">
            <text:p>1.6876645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1997386754546397" table:style-name="ce8">
            <text:p>0.819973868</text:p>
          </table:table-cell>
          <table:table-cell office:value-type="float" office:value="1.0775817298953501" table:style-name="ce8">
            <text:p>1.077581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2991768399316401" table:style-name="ce8">
            <text:p>0.829917684</text:p>
          </table:table-cell>
          <table:table-cell office:value-type="float" office:value="1.6852561605774901" table:style-name="ce8">
            <text:p>1.68525616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4419293657486605" table:style-name="ce8">
            <text:p>0.844192937</text:p>
          </table:table-cell>
          <table:table-cell office:value-type="float" office:value="1.07641193425255" table:style-name="ce8">
            <text:p>1.07641193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54134180070513" table:style-name="ce8">
            <text:p>0.85413418</text:p>
          </table:table-cell>
          <table:table-cell office:value-type="float" office:value="1.68271013476669" table:style-name="ce8">
            <text:p>1.6827101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6841161966145997" table:style-name="ce8">
            <text:p>0.86841162</text:p>
          </table:table-cell>
          <table:table-cell office:value-type="float" office:value="1.07503570408454" table:style-name="ce8">
            <text:p>1.07503570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78350676147862" table:style-name="ce8">
            <text:p>0.878350676</text:p>
          </table:table-cell>
          <table:table-cell office:value-type="float" office:value="1.6801641089558801" table:style-name="ce8">
            <text:p>1.68016410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9263068869086204" table:style-name="ce8">
            <text:p>0.892630689</text:p>
          </table:table-cell>
          <table:table-cell office:value-type="float" office:value="1.0738659084417399" table:style-name="ce8">
            <text:p>1.0738659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02567300872814" table:style-name="ce8">
            <text:p>0.902567301</text:p>
          </table:table-cell>
          <table:table-cell office:value-type="float" office:value="1.67768689465347" table:style-name="ce8">
            <text:p>1.6776868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1684937177745596" table:style-name="ce8">
            <text:p>0.916849372</text:p>
          </table:table-cell>
          <table:table-cell office:value-type="float" office:value="1.0724896782737401" table:style-name="ce8">
            <text:p>1.0724896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2678263912173797" table:style-name="ce8">
            <text:p>0.926782639</text:p>
          </table:table-cell>
          <table:table-cell office:value-type="float" office:value="1.67452156526706" table:style-name="ce8">
            <text:p>1.6745215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4106972728288496" table:style-name="ce8">
            <text:p>0.941069727</text:p>
          </table:table-cell>
          <table:table-cell office:value-type="float" office:value="1.0720079977149299" table:style-name="ce8">
            <text:p>1.07200799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50995661713815" table:style-name="ce8">
            <text:p>0.950995662</text:p>
          </table:table-cell>
          <table:table-cell office:value-type="float" office:value="1.6701176287294499" table:style-name="ce8">
            <text:p>1.67011762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6529098332153196" table:style-name="ce8">
            <text:p>0.965290983</text:p>
          </table:table-cell>
          <table:table-cell office:value-type="float" office:value="1.0720079977149299" table:style-name="ce8">
            <text:p>1.07200799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7520829836308398" table:style-name="ce8">
            <text:p>0.975208298</text:p>
          </table:table-cell>
          <table:table-cell office:value-type="float" office:value="1.6655072576666401" table:style-name="ce8">
            <text:p>1.6655072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8951223936017896" table:style-name="ce8">
            <text:p>0.989512239</text:p>
          </table:table-cell>
          <table:table-cell office:value-type="float" office:value="1.0720079977149299" table:style-name="ce8">
            <text:p>1.07200799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9942119230755899" table:style-name="ce8">
            <text:p>0.999421192</text:p>
          </table:table-cell>
          <table:table-cell office:value-type="float" office:value="1.66103450962062" table:style-name="ce8">
            <text:p>1.6610345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1373349539882" table:style-name="ce8">
            <text:p>1.013733495</text:p>
          </table:table-cell>
          <table:table-cell office:value-type="float" office:value="1.0720079977149299" table:style-name="ce8">
            <text:p>1.07200799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236367878516801" table:style-name="ce8">
            <text:p>1.023636788</text:p>
          </table:table-cell>
          <table:table-cell office:value-type="float" office:value="1.65800680325101" table:style-name="ce8">
            <text:p>1.6580068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379547514374701" table:style-name="ce8">
            <text:p>1.037954751</text:p>
          </table:table-cell>
          <table:table-cell office:value-type="float" office:value="1.0720079977149299" table:style-name="ce8">
            <text:p>1.07200799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478500677389699" table:style-name="ce8">
            <text:p>1.047850068</text:p>
          </table:table-cell>
          <table:table-cell office:value-type="float" office:value="1.6537404897301999" table:style-name="ce8">
            <text:p>1.653740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6217832313296" table:style-name="ce8">
            <text:p>1.062178323</text:p>
          </table:table-cell>
          <table:table-cell office:value-type="float" office:value="1.07324660486614" table:style-name="ce8">
            <text:p>1.07324660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720611606170001" table:style-name="ce8">
            <text:p>1.072061161</text:p>
          </table:table-cell>
          <table:table-cell office:value-type="float" office:value="1.64830438056659" table:style-name="ce8">
            <text:p>1.6483043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8640035105723" table:style-name="ce8">
            <text:p>1.086400351</text:p>
          </table:table-cell>
          <table:table-cell office:value-type="float" office:value="1.0736594739165399" table:style-name="ce8">
            <text:p>1.0736594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9627276808545" table:style-name="ce8">
            <text:p>1.096272768</text:p>
          </table:table-cell>
          <table:table-cell office:value-type="float" office:value="1.6431435174365701" table:style-name="ce8">
            <text:p>1.6431435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106239227527199" table:style-name="ce8">
            <text:p>1.110623923</text:p>
          </table:table-cell>
          <table:table-cell office:value-type="float" office:value="1.07489808106774" table:style-name="ce8">
            <text:p>1.0748980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204843755539" table:style-name="ce8">
            <text:p>1.120484376</text:p>
          </table:table-cell>
          <table:table-cell office:value-type="float" office:value="1.6379826543065601" table:style-name="ce8">
            <text:p>1.63798265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348459506769899" table:style-name="ce8">
            <text:p>1.134845951</text:p>
          </table:table-cell>
          <table:table-cell office:value-type="float" office:value="1.0753109501181399" table:style-name="ce8">
            <text:p>1.075310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446946965463201" table:style-name="ce8">
            <text:p>1.144694697</text:p>
          </table:table-cell>
          <table:table-cell office:value-type="float" office:value="1.63213367609254" table:style-name="ce8">
            <text:p>1.6321336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590695223724801" table:style-name="ce8">
            <text:p>1.159069522</text:p>
          </table:table-cell>
          <table:table-cell office:value-type="float" office:value="1.07654955726935" table:style-name="ce8">
            <text:p>1.0765495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6890578942436" table:style-name="ce8">
            <text:p>1.168905789</text:p>
          </table:table-cell>
          <table:table-cell office:value-type="float" office:value="1.6266975669289201" table:style-name="ce8">
            <text:p>1.62669756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8329309406798" table:style-name="ce8">
            <text:p>1.183293094</text:p>
          </table:table-cell>
          <table:table-cell office:value-type="float" office:value="1.07778816442055" table:style-name="ce8">
            <text:p>1.07778816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9311585312157" table:style-name="ce8">
            <text:p>1.193115853</text:p>
          </table:table-cell>
          <table:table-cell office:value-type="float" office:value="1.62071096569811" table:style-name="ce8">
            <text:p>1.62071096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0751718035388" table:style-name="ce8">
            <text:p>1.20751718</text:p>
          </table:table-cell>
          <table:table-cell office:value-type="float" office:value="1.0793020176053501" table:style-name="ce8">
            <text:p>1.0793020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173260454663899" table:style-name="ce8">
            <text:p>1.217326045</text:p>
          </table:table-cell>
          <table:table-cell office:value-type="float" office:value="1.6147931759756899" table:style-name="ce8">
            <text:p>1.6147931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317416525825999" table:style-name="ce8">
            <text:p>1.231741653</text:p>
          </table:table-cell>
          <table:table-cell office:value-type="float" office:value="1.08102230531536" table:style-name="ce8">
            <text:p>1.08102230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415358518684001" table:style-name="ce8">
            <text:p>1.241535852</text:p>
          </table:table-cell>
          <table:table-cell office:value-type="float" office:value="1.6086689517280699" table:style-name="ce8">
            <text:p>1.6086689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5596625345891" table:style-name="ce8">
            <text:p>1.255966253</text:p>
          </table:table-cell>
          <table:table-cell office:value-type="float" office:value="1.08281140453377" table:style-name="ce8">
            <text:p>1.08281140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657448863848" table:style-name="ce8">
            <text:p>1.265744886</text:p>
          </table:table-cell>
          <table:table-cell office:value-type="float" office:value="1.6021318584300499" table:style-name="ce8">
            <text:p>1.6021318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8019329863968" table:style-name="ce8">
            <text:p>1.280193299</text:p>
          </table:table-cell>
          <table:table-cell office:value-type="float" office:value="1.08590792241177" table:style-name="ce8">
            <text:p>1.0859079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8995340631078" table:style-name="ce8">
            <text:p>1.289953406</text:p>
          </table:table-cell>
          <table:table-cell office:value-type="float" office:value="1.59531951909843" table:style-name="ce8">
            <text:p>1.5953195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044227881249" table:style-name="ce8">
            <text:p>1.304422788</text:p>
          </table:table-cell>
          <table:table-cell office:value-type="float" office:value="1.0903118589493901" table:style-name="ce8">
            <text:p>1.0903118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1415999652272" table:style-name="ce8">
            <text:p>1.314159997</text:p>
          </table:table-cell>
          <table:table-cell office:value-type="float" office:value="1.5874750071408099" table:style-name="ce8">
            <text:p>1.5874750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2865253490532" table:style-name="ce8">
            <text:p>1.328652535</text:p>
          </table:table-cell>
          <table:table-cell office:value-type="float" office:value="1.0948534185037999" table:style-name="ce8">
            <text:p>1.0948534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3836645808707" table:style-name="ce8">
            <text:p>1.338366458</text:p>
          </table:table-cell>
          <table:table-cell office:value-type="float" office:value="1.5795616836747901" table:style-name="ce8">
            <text:p>1.5795616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5288228168574" table:style-name="ce8">
            <text:p>1.352882282</text:p>
          </table:table-cell>
          <table:table-cell office:value-type="float" office:value="1.09939497805821" table:style-name="ce8">
            <text:p>1.0993949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625727910037999" table:style-name="ce8">
            <text:p>1.362572791</text:p>
          </table:table-cell>
          <table:table-cell office:value-type="float" office:value="1.5715795487003701" table:style-name="ce8">
            <text:p>1.5715795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7711228576137" table:style-name="ce8">
            <text:p>1.377112286</text:p>
          </table:table-cell>
          <table:table-cell office:value-type="float" office:value="1.10407416062943" table:style-name="ce8">
            <text:p>1.10407416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8677950986335" table:style-name="ce8">
            <text:p>1.38677951</text:p>
          </table:table-cell>
          <table:table-cell office:value-type="float" office:value="1.56380384825114" table:style-name="ce8">
            <text:p>1.5638038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013420325418" table:style-name="ce8">
            <text:p>1.401342033</text:p>
          </table:table-cell>
          <table:table-cell office:value-type="float" office:value="1.10861572018384" table:style-name="ce8">
            <text:p>1.108615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109854568372799" table:style-name="ce8">
            <text:p>1.410985457</text:p>
          </table:table-cell>
          <table:table-cell office:value-type="float" office:value="1.5556152787515201" table:style-name="ce8">
            <text:p>1.5556152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255739663314599" table:style-name="ce8">
            <text:p>1.425573966</text:p>
          </table:table-cell>
          <table:table-cell office:value-type="float" office:value="1.1143270753810599" table:style-name="ce8">
            <text:p>1.11432707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351898600399799" table:style-name="ce8">
            <text:p>1.43518986</text:p>
          </table:table-cell>
          <table:table-cell office:value-type="float" office:value="1.5466009711511" table:style-name="ce8">
            <text:p>1.54660097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498068006543501" table:style-name="ce8">
            <text:p>1.449806801</text:p>
          </table:table-cell>
          <table:table-cell office:value-type="float" office:value="1.12052011113707" table:style-name="ce8">
            <text:p>1.1205201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5939091840501" table:style-name="ce8">
            <text:p>1.459390918</text:p>
          </table:table-cell>
          <table:table-cell office:value-type="float" office:value="1.5357975643322599" table:style-name="ce8">
            <text:p>1.53579756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740397636248399" table:style-name="ce8">
            <text:p>1.474039764</text:p>
          </table:table-cell>
          <table:table-cell office:value-type="float" office:value="1.12678195840149" table:style-name="ce8">
            <text:p>1.1267819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835895324655901" table:style-name="ce8">
            <text:p>1.483589532</text:p>
          </table:table-cell>
          <table:table-cell office:value-type="float" office:value="1.52368673885383" table:style-name="ce8">
            <text:p>1.5236867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9827272659533" table:style-name="ce8">
            <text:p>1.498272727</text:p>
          </table:table-cell>
          <table:table-cell office:value-type="float" office:value="1.13304380566591" table:style-name="ce8">
            <text:p>1.13304380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0778840382137" table:style-name="ce8">
            <text:p>1.507788404</text:p>
          </table:table-cell>
          <table:table-cell office:value-type="float" office:value="1.5117135363922001" table:style-name="ce8">
            <text:p>1.5117135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2250568956582" table:style-name="ce8">
            <text:p>1.52250569</text:p>
          </table:table-cell>
          <table:table-cell office:value-type="float" office:value="1.13930565293033" table:style-name="ce8">
            <text:p>1.13930565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319867605867501" table:style-name="ce8">
            <text:p>1.531986761</text:p>
          </table:table-cell>
          <table:table-cell office:value-type="float" office:value="1.49946508789696" table:style-name="ce8">
            <text:p>1.4994650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467425119643901" table:style-name="ce8">
            <text:p>1.546742512</text:p>
          </table:table-cell>
          <table:table-cell office:value-type="float" office:value="1.14763184544675" table:style-name="ce8">
            <text:p>1.1476318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5618447411411" table:style-name="ce8">
            <text:p>1.556184474</text:p>
          </table:table-cell>
          <table:table-cell office:value-type="float" office:value="1.4868725818597199" table:style-name="ce8">
            <text:p>1.4868725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7098550944788" table:style-name="ce8">
            <text:p>1.570985509</text:p>
          </table:table-cell>
          <table:table-cell office:value-type="float" office:value="1.15926099036638" table:style-name="ce8">
            <text:p>1.159260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8037845686099" table:style-name="ce8">
            <text:p>1.580378457</text:p>
          </table:table-cell>
          <table:table-cell office:value-type="float" office:value="1.4722845420788799" table:style-name="ce8">
            <text:p>1.4722845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9523005070261" table:style-name="ce8">
            <text:p>1.595230051</text:p>
          </table:table-cell>
          <table:table-cell office:value-type="float" office:value="1.17171587338682" table:style-name="ce8">
            <text:p>1.1717158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034692864150499" table:style-name="ce8">
            <text:p>1.603469286</text:p>
          </table:table-cell>
          <table:table-cell office:value-type="float" office:value="1.4565267066552401" table:style-name="ce8">
            <text:p>1.4565267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1947472060495" table:style-name="ce8">
            <text:p>1.619474721</text:p>
          </table:table-cell>
          <table:table-cell office:value-type="float" office:value="1.1842395679156601" table:style-name="ce8">
            <text:p>1.18423956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2655702842665" table:style-name="ce8">
            <text:p>1.626557028</text:p>
          </table:table-cell>
          <table:table-cell office:value-type="float" office:value="1.43911739502999" table:style-name="ce8">
            <text:p>1.4391173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4371939050728" table:style-name="ce8">
            <text:p>1.643719391</text:p>
          </table:table-cell>
          <table:table-cell office:value-type="float" office:value="1.1967632624444899" table:style-name="ce8">
            <text:p>1.19676326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496476006855101" table:style-name="ce8">
            <text:p>1.649647601</text:p>
          </table:table-cell>
          <table:table-cell office:value-type="float" office:value="1.42322193658954" table:style-name="ce8">
            <text:p>1.42322193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622012634810599" table:style-name="ce8">
            <text:p>1.662201263</text:p>
          </table:table-cell>
          <table:table-cell office:value-type="float" office:value="1.40781307381564" table:style-name="ce8">
            <text:p>1.4078130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688113137288001" table:style-name="ce8">
            <text:p>1.668811314</text:p>
          </table:table-cell>
          <table:table-cell office:value-type="float" office:value="1.2094775119196699" table:style-name="ce8">
            <text:p>1.2094775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788415000771599" table:style-name="ce8">
            <text:p>1.6788415</text:p>
          </table:table-cell>
          <table:table-cell office:value-type="float" office:value="1.3909444240421101" table:style-name="ce8">
            <text:p>1.3909444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8608046392246" table:style-name="ce8">
            <text:p>1.686080464</text:p>
          </table:table-cell>
          <table:table-cell office:value-type="float" office:value="1.2248531031950001" table:style-name="ce8">
            <text:p>1.2248531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924911761235799" table:style-name="ce8">
            <text:p>1.692491176</text:p>
          </table:table-cell>
          <table:table-cell office:value-type="float" office:value="1.3728863181947999" table:style-name="ce8">
            <text:p>1.3728863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008877033222101" table:style-name="ce8">
            <text:p>1.700887703</text:p>
          </table:table-cell>
          <table:table-cell office:value-type="float" office:value="1.2435392085777599" table:style-name="ce8">
            <text:p>1.24353920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046724960005699" table:style-name="ce8">
            <text:p>1.704672496</text:p>
          </table:table-cell>
          <table:table-cell office:value-type="float" office:value="1.3571628885253499" table:style-name="ce8">
            <text:p>1.3571628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1329921829222" table:style-name="ce8">
            <text:p>1.713299218</text:p>
          </table:table-cell>
          <table:table-cell office:value-type="float" office:value="1.2603450962062701" table:style-name="ce8">
            <text:p>1.2603450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166533900597001" table:style-name="ce8">
            <text:p>1.71665339</text:p>
          </table:table-cell>
          <table:table-cell office:value-type="float" office:value="1.34130565870068" table:style-name="ce8">
            <text:p>1.3413056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196177452969299" table:style-name="ce8">
            <text:p>1.719617745</text:p>
          </table:table-cell>
          <table:table-cell office:value-type="float" office:value="1.32083041209005" table:style-name="ce8">
            <text:p>1.3208304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2318575796838" table:style-name="ce8">
            <text:p>1.723185758</text:p>
          </table:table-cell>
          <table:table-cell office:value-type="float" office:value="1.3020295788504801" table:style-name="ce8">
            <text:p>1.3020295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263407082025" table:style-name="ce8">
            <text:p>1.726340708</text:p>
          </table:table-cell>
          <table:table-cell office:value-type="float" office:value="1.27642978629482" table:style-name="ce8">
            <text:p>1.27642978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2866668902052" table:style-name="ce8">
            <text:p>1.728666689</text:p>
          </table:table-cell>
          <table:table-cell office:value-type="float" office:value="1.2892459297343599" table:style-name="ce8">
            <text:p>1.28924593</text:p>
          </table:table-cell>
          <table:table-cell table:number-columns-repeated="16381"/>
        </table:table-row>
        <table:table-row table:number-rows-repeated="837" table:style-name="ro1">
          <table:table-cell/>
          <table:table-cell table:number-columns-repeated="2" table:style-name="ce8"/>
          <table:table-cell table:number-columns-repeated="16381"/>
        </table:table-row>
        <table:table-row table:number-rows-repeated="1047574" table:style-name="ro1">
          <table:table-cell table:number-columns-repeated="16384"/>
        </table:table-row>
      </table:table>
      <table:table table:name="Draft" table:style-name="ta3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ATLA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VBF</text:p>
          </table:table-cell>
          <table:table-cell table:style-name="ce1"/>
          <table:table-cell office:value-type="string" table:style-name="ce1">
            <text:p>Invi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ZH</text:p>
          </table:table-cell>
          <table:table-cell table:style-name="ce1"/>
          <table:table-cell office:value-type="string" table:style-name="ce1">
            <text:p>Invi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ttH</text:p>
          </table:table-cell>
          <table:table-cell table:style-name="ce1"/>
          <table:table-cell office:value-type="string" table:style-name="ce1">
            <text:p>gag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D</text:p>
          </table:table-cell>
          <table:table-cell office:value-type="string" table:style-name="ce1">
            <text:p>ggH</text:p>
          </table:table-cell>
          <table:table-cell table:style-name="ce1"/>
          <table:table-cell office:value-type="string" table:style-name="ce1">
            <text:p>WW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D</text:p>
          </table:table-cell>
          <table:table-cell office:value-type="string" table:style-name="ce1">
            <text:p>VVH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ttH</text:p>
          </table:table-cell>
          <table:table-cell table:style-name="ce1"/>
          <table:table-cell office:value-type="string" table:style-name="ce1">
            <text:p>1l 2tau</text:p>
          </table:table-cell>
          <table:table-cell office:value-type="string" table:style-name="ce1">
            <text:p>eff when mediate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1">
            <text:p>2l 0tau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2l 1tau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3l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4l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ttH</text:p>
          </table:table-cell>
          <table:table-cell table:style-name="ce1"/>
          <table:table-cell office:value-type="string" table:style-name="ce1">
            <text:p>bb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ggH</text:p>
          </table:table-cell>
          <table:table-cell office:value-type="string" table:style-name="ce1">
            <text:p>VVH</text:p>
          </table:table-cell>
          <table:table-cell office:value-type="string" table:style-name="ce1">
            <text:p>gaga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style-name="ce1">
            <text:p>tautau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ZZ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mumu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table:style-name="ce1">
            <text:p>tautau</text:p>
          </table:table-cell>
          <table:table-cell table:number-columns-repeated="16380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i Tran</meta:initial-creator>
    <dc:creator>Ti Tran</dc:creator>
    <meta:creation-date>2018-10-27T02:20:05Z</meta:creation-date>
    <dc:date>2018-11-09T01:23:0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g_19_16-040.$C$2:.$C$102" chart:class="chart:scatter" chart:attached-axis="primary-y" chart:style-name="G0S0">
            <chart:domain table:cell-range-address="Fig_19_16-040.$B$2:.$B$102"/>
            <chart:data-point chart:repeated="1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g_11a_16-042.$C$3:.$C$165" chart:class="chart:scatter" chart:attached-axis="primary-y" chart:style-name="G0S0">
            <chart:domain table:cell-range-address="Fig_11a_16-042.$B$3:.$B$165"/>
            <chart:data-point chart:repeated="16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